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0"/>
        <table:table-column table:style-name="co10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4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4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4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2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2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8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8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" calcext:value-type="float">
            <text:p>1.821792540549E-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1:03:50.32562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03:48:58.494716643</dc:date>
    <meta:editing-duration>PT12H59M55S</meta:editing-duration>
    <meta:editing-cycles>82</meta:editing-cycles>
    <meta:generator>LibreOffice/4.2.8.2$Linux_X86_64 LibreOffice_project/420m0$Build-2</meta:generator>
    <meta:document-statistic meta:table-count="3" meta:cell-count="4023" meta:object-count="0"/>
    <meta:user-defined meta:name="qrichtext">1</meta:user-defined>
  </office:meta>
</office:document-meta>
</file>